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3.202708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spielerErfassen(players: Spieler[]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Spieler werden gespeicher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Spieleranzahl &lt; 2 oder &gt;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 wurde gestart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Startspieler wird ausgewürfel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kategorienSetzen(categories: Kategorie[4]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gewählten Kategorien werden gemischt und in eine Queue eingefüg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Anzahl der Kategorien muss 4 betra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er wurden erfas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Spielfeld wird aufgebau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wuerfeln(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er aktuelle Spieler würfelt eine Zahl zwichen 1 und 6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kommt an die Reih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würfelt erneut, bewegt eine Figur oder der nächste Spieler ist an der Reih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chooseWissensstreiter():Fig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er Spieler wählt die zu bewegende Figur au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Der Spieler hat keine Figur, die er mit dem gewürfelten Ergebniss Bewegen kan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hat gewürfe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bewegt die Figu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moveWissensstreiter(figur: Fig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gewählte Spielfigur wird um die Anzahl der augen fortbeweg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hat eine Figur ausgewäh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entscheidet sich für eine Kategorie oder der nächste spieler ist an der Reih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addWissensstreiter(spieler:Spiel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Stellt einen Wissensstreiter des Spielers auf das Schlachtfe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er muss eine 6 gewürfelt haben, noch Wissensstreiter in der Kaserne haben, und das Startfeld muss Frei s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Neue Spielfigur steht auf dem Startfel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syntaxPrüfen(name: String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Prüft den gewünschten Namen auf Formfeh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Namen müssen eingegeben sei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Player-Objekt wird erstell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newPlayer(name:String, farbe:Colo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Player-Objekt wird erstel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yntax der Namen wurde geprü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Player-Objekt wird gespeicher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add(player:Play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er Player wird in die Liste der Spieler aufgenomme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as Player-Objekt wurde erstel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reihenfolge wird ausgewürfel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reihenfolgeAuswürfeln(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Reihenfolge, in welcher die Spieler am Zug sind wird per Zufall ausgelo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Álle Spieler sind in der Spieler-Liste eingetra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Spiel wird Initialisier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KartenMischen(kategorie: enum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Kartend der entsprechenden Kategorie werden in zufälliger Reihenfolge in eine liste eingefüg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ie Kategorie wurde von den Spielern ausgewäh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ie Kategorie wird in die Queue eingesetz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katrtenBereitstellen(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gewählten und gemischten Kategorie-Karten werden für die Fragerunden bereitgestel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ie Karten wurden gemisc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as Spielfeld wird initialisiert</text:p>
          </table:table-cell>
          <table:table-cell table:number-columns-repeated="16382"/>
        </table:table-row>
        <table:table-row table:number-rows-repeated="1048493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li</dc:creator>
    <meta:creation-date>2009-04-16T11:32:48Z</meta:creation-date>
    <dc:date>2012-07-22T21:04:41Z</dc:date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